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etail0" style:family="table" style:master-page-name="Standard">
      <style:table-properties style:width="9.4271in" fo:margin-left="0in" style:page-number="auto" table:align="left" fo:background-color="transparent">
        <style:background-image/>
      </style:table-properties>
    </style:style>
    <style:style style:name="Detail0.A" style:family="table-column">
      <style:table-column-properties style:column-width="2.625in"/>
    </style:style>
    <style:style style:name="Detail0.B" style:family="table-column">
      <style:table-column-properties style:column-width="6.8021in"/>
    </style:style>
    <style:style style:name="Detail0.1" style:family="table-row">
      <style:table-row-properties style:row-height="0.1965in"/>
    </style:style>
    <style:style style:name="Detail0.A1" style:family="table-cell">
      <style:table-cell-properties style:vertical-align="top" fo:background-color="transparent">
        <style:background-image/>
      </style:table-cell-properties>
    </style:style>
    <style:style style:name="Detail0.B1" style:family="table-cell" style:data-style-name="N10000">
      <style:table-cell-properties style:vertical-align="top" fo:background-color="transparent">
        <style:background-image/>
      </style:table-cell-properties>
    </style:style>
    <style:style style:name="Detail0.B3" style:family="table-cell" style:data-style-name="N10100">
      <style:table-cell-properties style:vertical-align="top" fo:background-color="transparent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normal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Mang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2" style:family="paragraph" style:parent-style-name="Standard">
      <style:paragraph-properties fo:text-align="start" style:justify-single-word="false" fo:keep-together="always"/>
      <style:text-properties fo:font-variant="normal" fo:text-transform="none" fo:color="#000000" style:text-outline="false" style:text-line-through-style="none" style:text-line-through-type="none" style:text-position="0% 100%" style:font-name="Liberation Sans" fo:font-size="12pt" fo:letter-spacing="normal" fo:language="none" fo:country="none" fo:font-style="normal" fo:text-shadow="none" style:text-underline-style="none" fo:font-weight="bold" style:text-underline-mode="continuous" style:text-overline-mode="continuous" style:text-line-through-mode="continuous" style:letter-kerning="false" style:text-blinking="false" style:font-name-asian="Microsoft YaHei" style:font-size-asian="12pt" style:language-asian="none" style:country-asian="none" style:font-style-asian="normal" style:font-weight-asian="normal" style:font-name-complex="Mangal" style:font-size-complex="12pt" style:language-complex="none" style:country-complex="none" style:font-style-complex="normal" style:font-weight-complex="normal" style:text-rotation-angle="0" style:text-rotation-scale="line-height" style:text-emphasize="none" style:text-combine="none" style:text-scale="100%" style:font-relief="none" text:display="true"/>
    </style:style>
    <style:style style:name="P3" style:family="paragraph" style:parent-style-name="Standard">
      <style:text-properties officeooo:rsid="00154f5e" officeooo:paragraph-rsid="00154f5e"/>
    </style:style>
    <number:number-style style:name="N10000" number:language="en" number:country="US">
      <number:number number:min-integer-digits="1"/>
    </number:number-style>
    <number:text-style style:name="N10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Detail0" table:style-name="Detail0">
        <table:table-column table:style-name="Detail0.A"/>
        <table:table-column table:style-name="Detail0.B"/>
        <table:table-row table:style-name="Detail0.1">
          <table:table-cell table:style-name="Detail0.A1" office:value-type="string">
            <text:p text:style-name="P2">Number of Unique Book Titles</text:p>
          </table:table-cell>
          <table:table-cell table:style-name="Detail0.B1" office:value-type="float" office:value="1189">
            <text:p text:style-name="P1">1189</text:p>
          </table:table-cell>
        </table:table-row>
        <table:table-row table:style-name="Detail0.1">
          <table:table-cell table:style-name="Detail0.A1" office:value-type="string">
            <text:p text:style-name="P2">Number of Individual Copies</text:p>
          </table:table-cell>
          <table:table-cell table:style-name="Detail0.B1" office:value-type="float" office:value="6725">
            <text:p text:style-name="P1">6725</text:p>
          </table:table-cell>
        </table:table-row>
        <table:table-row table:style-name="Detail0.1">
          <table:table-cell table:style-name="Detail0.A1" office:value-type="string">
            <text:p text:style-name="P2">Average Number </text:p>
          </table:table-cell>
          <table:table-cell table:style-name="Detail0.B3" office:value-type="float" office:value="5">
            <text:p text:style-name="P1">5</text:p>
          </table:table-cell>
        </table:table-row>
        <table:table-row table:style-name="Detail0.1">
          <table:table-cell table:style-name="Detail0.A1" office:value-type="string">
            <text:p text:style-name="P2">Earliest Published Book</text:p>
          </table:table-cell>
          <table:table-cell table:style-name="Detail0.B1" office:value-type="float" office:value="1908">
            <text:p text:style-name="P1">1908</text:p>
          </table:table-cell>
        </table:table-row>
        <table:table-row table:style-name="Detail0.1">
          <table:table-cell table:style-name="Detail0.A1" office:value-type="string">
            <text:p text:style-name="P2">Latest Published Book</text:p>
          </table:table-cell>
          <table:table-cell table:style-name="Detail0.B1" office:value-type="float" office:value="2006">
            <text:p text:style-name="P1">2006</text:p>
          </table:table-cell>
        </table:table-row>
        <table:table-row table:style-name="Detail0.1">
          <table:table-cell table:number-columns-spanned="2" office:value-type="string">
            <text:p text:style-name="Standard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age_5f_header0" style:display-name="Page_header0" style:family="table">
      <style:table-properties style:width="9.425in" table:align="margins" fo:background-color="transparent">
        <style:background-image/>
      </style:table-properties>
    </style:style>
    <style:style style:name="Page_5f_header0.A" style:display-name="Page_header0.A" style:family="table-column">
      <style:table-column-properties style:column-width="9.425in" style:rel-column-width="65535*"/>
    </style:style>
    <style:style style:name="Page_5f_header0.1" style:display-name="Page_header0.1" style:family="table-row">
      <style:table-row-properties style:row-height="1.1813in"/>
    </style:style>
    <style:style style:name="Page_5f_footer0" style:display-name="Page_footer0" style:family="table">
      <style:table-properties style:width="9.425in" table:align="margins" fo:background-color="transparent">
        <style:background-image/>
      </style:table-properties>
    </style:style>
    <style:style style:name="Page_5f_footer0.A" style:display-name="Page_footer0.A" style:family="table-column">
      <style:table-column-properties style:column-width="9.425in" style:rel-column-width="65535*"/>
    </style:style>
    <style:style style:name="Page_5f_footer0.1" style:display-name="Page_footer0.1" style:family="table-row">
      <style:table-row-properties style:row-height="1.1813in"/>
    </style:style>
    <style:style style:name="MP1" style:family="paragraph" style:parent-style-name="Standard">
      <style:text-properties officeooo:rsid="00154f5e" officeooo:paragraph-rsid="00154f5e"/>
    </style:style>
    <style:page-layout style:name="Mpm1">
      <style:page-layout-properties fo:page-width="11in" fo:page-height="8.5in" style:num-format="1" style:paper-tray-name="[From printer settings]" style:print-orientation="landscape" fo:margin-top="0.7874in" fo:margin-bottom="0.7874in" fo:margin-left="0.7874in" fo:margin-right="0.7874in" fo:border="none" fo:padding="0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1811in" fo:margin-left="0in" fo:margin-right="0in" fo:margin-bottom="0in" fo:border="none" fo:padding="0in" style:shadow="none"/>
      </style:header-style>
      <style:footer-style>
        <style:header-footer-properties svg:height="1.1811in" fo:margin-left="0in" fo:margin-right="0in" fo:margin-top="0in" fo:border="none" fo:padding="0in" style:shadow="none"/>
      </style:footer-style>
    </style:page-layout>
  </office:automatic-styles>
  <office:master-styles>
    <style:master-page style:name="Standard" style:page-layout-name="Mpm1">
      <style:header>
        <table:table table:name="Page_header0" table:style-name="Page_5f_header0">
          <table:table-column table:style-name="Page_5f_header0.A"/>
          <table:table-row table:style-name="Page_5f_header0.1">
            <table:table-cell office:value-type="string">
              <text:p text:style-name="MP1">Report about books in lists</text:p>
            </table:table-cell>
          </table:table-row>
        </table:table>
      </style:header>
      <style:footer>
        <table:table table:name="Page_footer0" table:style-name="Page_5f_footer0">
          <table:table-column table:style-name="Page_5f_footer0.A"/>
          <table:table-row table:style-name="Page_5f_footer0.1">
            <table:table-cell office:value-type="string">
              <text:p text:style-name="Standard"/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Windows_x86 LibreOffice_project/88805f81e9fe61362df02b9941de8e38a9b5fd16</meta:generator>
    <dc:date>2015-07-16T12:13:15.188000000</dc:date>
    <meta:editing-duration>PT4M29S</meta:editing-duration>
    <meta:editing-cycles>1</meta:editing-cycles>
    <meta:document-statistic meta:table-count="3" meta:image-count="0" meta:object-count="0" meta:page-count="1" meta:paragraph-count="11" meta:word-count="27" meta:character-count="158" meta:non-whitespace-character-count="141"/>
  </office:meta>
</office:document-meta>
</file>